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tinus Sans" svg:font-family="'Libertinus Sans'" style:font-family-generic="swiss" style:font-pitch="variable"/>
    <style:font-face style:name="Libertinus Serif" svg:font-family="'Libertinus Serif'"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Regular" svg:font-family="'Noto Sans Regular'" style:font-family-generic="system" style:font-pitch="variable"/>
    <style:font-face style:name="PingFang SC" svg:font-family="'PingFang SC'" style:font-family-generic="system" style:font-pitch="variable"/>
    <style:font-face style:name="Source Sans Pro" svg:font-family="'Source Sans Pro'" style:font-pitch="variable"/>
    <style:font-face style:name="Source Sans Pro Black" svg:font-family="'Source Sans Pro Black'" style:font-family-generic="swiss" style:font-pitch="variable"/>
    <style:font-face style:name="Source Sans Pro1" svg:font-family="'Source Sans Pro'" style:font-family-generic="roman" style:font-pitch="variable"/>
    <style:font-face style:name="Source Sans Pro2" svg:font-family="'Source Sans Pro'"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pr1" style:family="presentation" style:parent-style-name="Midnightblue-title">
      <style:graphic-properties draw:auto-grow-height="true" fo:min-height="1.997cm" loext:decorative="false"/>
      <style:paragraph-properties style:writing-mode="lr-tb"/>
    </style:style>
    <style:style style:name="pr2" style:family="presentation" style:parent-style-name="Midnightblue-subtitle">
      <style:graphic-properties draw:auto-grow-height="true" fo:min-height="5.136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3.25cm" loext:decorative="false"/>
      <style:paragraph-properties style:writing-mode="lr-tb"/>
    </style:style>
    <style:style style:name="pr5" style:family="presentation" style:parent-style-name="Midnightblue-outline1">
      <style:graphic-properties fo:min-height="13.25cm" loext:decorative="false"/>
      <style:paragraph-properties style:writing-mode="lr-tb"/>
    </style:style>
    <style:style style:name="pr6" style:family="presentation" style:parent-style-name="Midnightblue-outline1">
      <style:graphic-properties fo:min-height="9.751cm" loext:decorative="false"/>
      <style:paragraph-properties style:writing-mode="lr-tb"/>
    </style:style>
    <style:style style:name="P1" style:family="paragraph">
      <style:text-properties style:font-name="Libertinus Sans"/>
    </style:style>
    <style:style style:name="P2" style:family="paragraph">
      <style:paragraph-properties fo:margin-left="0cm" fo:margin-right="0cm" fo:margin-top="0.3cm" fo:margin-bottom="0.3cm" fo:line-height="100%" fo:text-align="start" fo:text-indent="0cm" style:text-autospace="ideograph-alpha" style:punctuation-wrap="simple" style:line-break="strict" loext:tab-stop-distance="0cm">
        <style:tab-stops/>
      </style:paragraph-properties>
      <style:text-properties fo:hyphenate="false"/>
    </style:style>
    <style:style style:name="P3" style:family="paragraph">
      <style:text-properties fo:color="#000000" loext:opacity="100%" style:font-name="Libertinus Serif" fo:font-size="18pt" fo:font-weight="normal" style:font-size-asian="18pt" style:font-weight-asian="normal" style:font-size-complex="18pt" style:font-weight-complex="normal"/>
    </style:style>
    <style:style style:name="P4" style:family="paragraph">
      <loext:graphic-properties draw:fill-color="#ffffff"/>
      <style:text-properties fo:font-size="18pt" style:font-size-asian="18pt" style:font-size-complex="18pt"/>
    </style:style>
    <style:style style:name="P5" style:family="paragraph">
      <style:paragraph-properties fo:margin-left="0cm" fo:margin-right="0cm" fo:margin-top="0cm" fo:margin-bottom="0.372cm" fo:text-indent="0cm"/>
    </style:style>
    <style:style style:name="P6" style:family="paragraph">
      <style:paragraph-properties fo:margin-left="0cm" fo:margin-right="0cm" fo:margin-top="0cm" fo:margin-bottom="0.3cm" fo:text-indent="0cm" style:text-autospace="ideograph-alpha" style:punctuation-wrap="hanging"/>
    </style:style>
    <style:style style:name="P7" style:family="paragraph">
      <style:text-properties fo:color="#000000" loext:opacity="100%" fo:font-size="20pt" style:font-size-asian="20pt" style:font-size-complex="20pt"/>
    </style:style>
    <style:style style:name="P8" style:family="paragraph">
      <loext:graphic-properties draw:fill-color="#ffffff"/>
      <style:text-properties fo:font-size="20pt" style:font-size-asian="20pt" style:font-size-complex="20pt"/>
    </style:style>
    <style:style style:name="P9" style:family="paragraph">
      <style:text-properties fo:color="#000000" loext:opacity="100%" fo:font-size="20pt" fo:font-weight="normal" style:font-size-asian="20pt" style:font-weight-asian="normal" style:font-size-complex="20pt" style:font-weight-complex="normal"/>
    </style:style>
    <style:style style:name="P10" style:family="paragraph">
      <style:paragraph-properties fo:margin-left="0cm" fo:margin-right="0cm" fo:margin-top="0cm" fo:margin-bottom="0.372cm" fo:text-indent="0cm" style:text-autospace="ideograph-alpha" style:punctuation-wrap="hanging"/>
    </style:style>
    <style:style style:name="P11" style:family="paragraph">
      <style:text-properties fo:font-size="20pt" fo:font-weight="normal" style:font-size-asian="20pt" style:font-weight-asian="normal" style:font-size-complex="20pt" style:font-weight-complex="normal"/>
    </style:style>
    <style:style style:name="T1" style:family="text">
      <style:text-properties style:font-name="Libertinus Sans"/>
    </style:style>
    <style:style style:name="T2" style:family="text">
      <style:text-properties fo:color="#000000" loext:opacity="100%" style:text-outline="false" style:text-line-through-style="none" style:text-line-through-type="none" style:text-position="0% 100%" style:font-name="Libertinus Serif" fo:font-size="18pt" fo:letter-spacing="normal" fo:font-style="normal" fo:text-shadow="none"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text-emphasize="none" style:text-scale="100%" style:font-relief="none" style:text-overline-style="none" style:text-overline-color="font-color"/>
    </style:style>
    <style:style style:name="T3" style:family="text">
      <style:text-properties fo:color="#000000" loext:opacity="100%" fo:font-size="20pt" style:font-size-asian="20pt" style:font-size-complex="20pt"/>
    </style:style>
    <style:style style:name="T4" style:family="text">
      <style:text-properties fo:font-variant="normal" fo:text-transform="none" fo:color="#000000" loext:opacity="100%" style:text-outline="false" style:text-line-through-style="none" style:text-line-through-type="none" style:font-name="Libertinus Serif"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000000" loext:opacity="100%" fo:font-size="20pt" fo:font-weight="normal" style:font-size-asian="20pt" style:font-weight-asian="normal" style:font-size-complex="20pt" style:font-weight-complex="normal"/>
    </style:style>
    <style:style style:name="T6" style:family="text">
      <style:text-properties fo:color="#ff0000" loext:opacity="100%" fo:font-size="20pt" fo:font-weight="normal" style:font-size-asian="20pt" style:font-weight-asian="normal" style:font-size-complex="20pt" style:font-weight-complex="normal"/>
    </style:style>
    <style:style style:name="T7" style:family="text">
      <style:text-properties fo:color="#2a6099" loext:opacity="100%" fo:font-size="20pt" fo:font-weight="normal" style:font-size-asian="20pt" style:font-weight-asian="normal" style:font-size-complex="20pt" style:font-weight-complex="normal"/>
    </style:style>
    <style:style style:name="T8" style:family="text">
      <style:text-properties fo:font-variant="normal" fo:text-transform="none" fo:color="#ff0000" loext:opacity="100%" style:text-outline="false" style:text-line-through-style="none" style:text-line-through-type="none" style:font-name="Libertinus Serif"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9" style:family="text">
      <style:text-properties fo:color="#00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1.997cm" svg:x="1cm" svg:y="0.627cm" presentation:class="title">
          <draw:text-box>
            <text:p><text:span text:style-name="T1">XML-Workshop für Editionsprojekte</text:span></text:p>
          </draw:text-box>
        </draw:frame>
        <draw:frame presentation:style-name="pr2" draw:text-style-name="P3" draw:layer="layout" svg:width="25cm" svg:height="5.136cm" svg:x="1.25cm" svg:y="9.85cm" presentation:class="subtitle" presentation:user-transformed="true">
          <draw:text-box>
            <text:p text:style-name="P2"><text:span text:style-name="T2">Christian Sonder M. A.</text:span></text:p>
            <text:p text:style-name="P2"><text:span text:style-name="T2">Wiss. Mitarbeiter SSRQ, Universität St. Gallen</text:span></text:p>
            <text:p text:style-name="P2"><text:span text:style-name="T2">Trilog-Verlag für Kunst, Literatur und Wissenschaft</text:span></text:p>
            <text:p text:style-name="P2"><text:span text:style-name="T2">Mail: christian.sonder@unisg.ch oder christian.sonder@trilog-verlag.de</text:span></text:p>
            <text:p text:style-name="P2"><text:span text:style-name="T2"/></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as wir in der letzten Sitzung gelernt haben</text:p>
          </draw:text-box>
        </draw:frame>
        <draw:frame presentation:style-name="pr5" draw:text-style-name="P7" draw:layer="layout" svg:width="25.061cm" svg:height="9.716cm" svg:x="1.397cm" svg:y="4cm" presentation:class="outline" presentation:user-transformed="true">
          <draw:text-box>
            <text:list text:style-name="L2">
              <text:list-header>
                <text:p text:style-name="P5"><text:span text:style-name="T3">2. Sitzung</text:span></text:p>
                <text:list>
                  <text:list-item>
                    <text:p text:style-name="P6"><text:span text:style-name="T4">XML-Syntax, Teil 2: Escapen, Kommentare, CDATA Sections, </text:span><text:span text:style-name="T3">XML-Deklarationen.</text:span></text:p>
                  </text:list-item>
                  <text:list-item>
                    <text:p><text:span text:style-name="T3">Wie ist ein vollständiges XML-Dokument aufgebaut?</text:span></text:p>
                  </text:list-item>
                  <text:list-item>
                    <text:p><text:span text:style-name="T3">Wie kodiert man einfache Daten mit XML?</text:span></text:p>
                  </text:list-item>
                  <text:list-item>
                    <text:p text:style-name="P6"><text:span text:style-name="T4">XML und Unicode, </text:span><text:span text:style-name="T3">Character References.</text:span></text:p>
                  </text:list-item>
                </text:list>
              </text:list-header>
            </text:list>
          </draw:text-box>
        </draw:frame>
        <presentation:notes draw:style-name="dp2">
          <draw:page-thumbnail draw:style-name="gr1" draw:layer="layout" svg:width="17cm" svg:height="9.56cm" svg:x="2cm" svg:y="2.5cm" draw:page-number="2" presentation:class="page"/>
          <draw:frame presentation:style-name="pr3" draw:text-style-name="P8" draw:layer="layout" svg:width="17cm" svg:height="14cm" svg:x="2cm" svg:y="13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as wir in dieser Sitzung lernen</text:p>
          </draw:text-box>
        </draw:frame>
        <draw:frame presentation:style-name="pr5" draw:text-style-name="P7" draw:layer="layout" svg:width="25.061cm" svg:height="9.716cm" svg:x="1.397cm" svg:y="4cm" presentation:class="outline" presentation:user-transformed="true">
          <draw:text-box>
            <text:list text:style-name="L2">
              <text:list-header>
                <text:p text:style-name="P5"><text:span text:style-name="T3">3. Sitzung</text:span></text:p>
                <text:list>
                  <text:list-item>
                    <text:p text:style-name="P6"><text:span text:style-name="T4">Was ist die Text Encoding Initiative (TEI)?</text:span></text:p>
                  </text:list-item>
                  <text:list-item>
                    <text:p><text:span text:style-name="T3">Was ist korrektes XML? Wohlgeformtheit vs. Validität.</text:span></text:p>
                  </text:list-item>
                  <text:list-item>
                    <text:p><text:span text:style-name="T3">XML-Syntax, Teil 3: Processing Instructions.</text:span></text:p>
                  </text:list-item>
                  <text:list-item>
                    <text:p text:style-name="P6"><text:span text:style-name="T3">Verknüpfung von XML-Dateien mit Stylesheets und Schemata.</text:span></text:p>
                  </text:list-item>
                  <text:list-item>
                    <text:p text:style-name="P6"><text:span text:style-name="T3">Umgang mit dem Oxygen XML-Editor.</text:span></text:p>
                  </text:list-item>
                </text:list>
              </text:list-header>
            </text:list>
          </draw:text-box>
        </draw:frame>
        <presentation:notes draw:style-name="dp2">
          <draw:page-thumbnail draw:style-name="gr1" draw:layer="layout" svg:width="17cm" svg:height="9.56cm" svg:x="2cm" svg:y="2.5cm" draw:page-number="3" presentation:class="page"/>
          <draw:frame presentation:style-name="pr3" draw:text-style-name="P8" draw:layer="layout" svg:width="17cm" svg:height="14cm" svg:x="2cm" svg:y="13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Die Text Encoding Initiave (TEI)</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5">XML ist vielfältig einsetzbar und beliebig erweiterbar. Jeder Sachverhalt kann auf zahlreiche Arten kodiert werden. Daher sind «frei kodierte» Dateien kaum miteinander vergleichbar.</text:span></text:p>
              </text:list-item>
              <text:list-item>
                <text:p text:style-name="P5"><text:span text:style-name="T5">Ohne einen Standard oder eine Handlungsempfehlung müsste jedes Editionsprojekt, das sich mit der Kodierung von Texten beschäftigt, von Grund auf eine eigene Liste von Elementen, Attributen, Attributwerten etc. überlegen, d. h. das Rad neu erfinden.</text:span></text:p>
              </text:list-item>
              <text:list-item>
                <text:p text:style-name="P5"><text:span text:style-name="T5">Daher kam es 1987 (noch vor Erfindung von XML) zur Gründung der TEI, welche seit 1990 Richtlinien für die Kodierung von Texten mit Auszeichnungssprachen wie SGML (Vorgänger von XML) und XML herausgibt: </text:span><text:span text:style-name="T5"><text:a xlink:href="https://tei-c.org/" xlink:type="simple">https://tei-c.org/</text:a></text:span></text:p>
              </text:list-item>
              <text:list-item>
                <text:p text:style-name="P5"><text:span text:style-name="T5">Die TEI-Richtlinien sind kein technischer Standard, sondern eher eine Sammlung von Empfehlungen und Vorschlägen.</text:span></text:p>
              </text:list-item>
            </text:list>
          </draw:text-box>
        </draw:frame>
        <presentation:notes draw:style-name="dp2">
          <draw:page-thumbnail draw:style-name="gr1" draw:layer="layout" svg:width="17cm" svg:height="9.56cm" svg:x="2cm" svg:y="2.5cm" draw:page-number="4" presentation:class="page"/>
          <draw:frame presentation:style-name="pr3" draw:text-style-name="P8" draw:layer="layout" svg:width="17cm" svg:height="14cm" svg:x="2cm" svg:y="13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Die Text Encoding Initiave (TEI)</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5">XML ist vielfältig einsetzbar und beliebig erweiterbar. Jeder Sachverhalt kann auf zahlreiche Arten kodiert werden. Daher sind «frei kodierte» Dateien kaum miteinander vergleichbar.</text:span></text:p>
              </text:list-item>
              <text:list-item>
                <text:p text:style-name="P5"><text:span text:style-name="T5">Ohne einen Standard oder eine Handlungsempfehlung müsste jedes Editionsprojekt, das sich mit der Kodierung von Texten beschäftigt, von Grund auf eine eigene Liste von Elementen, Attributen, Attributwerten etc. überlegen, d. h. das Rad neu erfinden.</text:span></text:p>
              </text:list-item>
              <text:list-item>
                <text:p text:style-name="P5"><text:span text:style-name="T5">Daher kam es 1987 (noch vor Erfindung von XML) zur Gründung der TEI, welche seit 1990 Richtlinien für die Kodierung von Texten mit Auszeichnungssprachen wie SGML (Vorgänger von XML) und XML herausgibt: </text:span><text:span text:style-name="T5"><text:a xlink:href="https://tei-c.org/" xlink:type="simple">https://tei-c.org/</text:a></text:span></text:p>
              </text:list-item>
              <text:list-item>
                <text:p text:style-name="P5"><text:span text:style-name="T5">Die TEI-Richtlinien sind kein technischer Standard, sondern eher eine Sammlung von Empfehlungen und Vorschlägen.</text:span></text:p>
              </text:list-item>
            </text:list>
          </draw:text-box>
        </draw:frame>
        <presentation:notes draw:style-name="dp2">
          <draw:page-thumbnail draw:style-name="gr1" draw:layer="layout" svg:width="17cm" svg:height="9.56cm" svg:x="2cm" svg:y="2.5cm" draw:page-number="5" presentation:class="page"/>
          <draw:frame presentation:style-name="pr3" draw:text-style-name="P8" draw:layer="layout" svg:width="17cm" svg:height="14cm" svg:x="2cm" svg:y="13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Die TEI-Richtlinien</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5">Aktuellste Richtlinien P5 Version 4.8.0 vom 2.9.2024: 587 Elemente, 274 Attribute, ca. 2500 Druckseiten Dokumentation.</text:span></text:p>
              </text:list-item>
              <text:list-item>
                <text:p text:style-name="P5"><text:span text:style-name="T5">Online unter: </text:span><text:span text:style-name="T5"><text:a xlink:href="https://tei-c.org/release/doc/tei-p5-doc/de/html/index.html" xlink:type="simple">https://tei-c.org/release/doc/tei-p5-doc/de/html/index.html</text:a></text:span></text:p>
              </text:list-item>
              <text:list-item>
                <text:p text:style-name="P5"><text:span text:style-name="T5">Die TEI-Richtlinien sind auch in Form vom XML-Schemata umgesetzt, sodass man eine XML-Datei auf Übereinstimmung mit einem TEI-XML-Schema überprüfen kann.</text:span></text:p>
              </text:list-item>
              <text:list-item>
                <text:p text:style-name="P5"><text:span text:style-name="T5">Die TEI-Richtlinien sind nicht statisch, sondern dynamisch. Sie werden laufend ergänzt und erweitert und lassen sich auch durch Nutzer modifizieren.</text:span></text:p>
              </text:list-item>
              <text:list-item>
                <text:p text:style-name="P5"><text:span text:style-name="T5">Vorteile: Man muss nicht bei Null starten und das Rad neu erfinden. Alle Fachrichtungen und Editionsansätze können umgesetzt werden.</text:span></text:p>
              </text:list-item>
              <text:list-item>
                <text:p text:style-name="P5"><text:span text:style-name="T5">Nachteil: Die Vergleichbarkeit der Daten ist nur eingeschränkt möglich. TEI muss auf die eigenen Bedürfnisse angepasst werden.</text:span></text:p>
              </text:list-item>
            </text:list>
          </draw:text-box>
        </draw:frame>
        <presentation:notes draw:style-name="dp2">
          <draw:page-thumbnail draw:style-name="gr1" draw:layer="layout" svg:width="17cm" svg:height="9.56cm" svg:x="2cm" svg:y="2.5cm" draw:page-number="6" presentation:class="page"/>
          <draw:frame presentation:style-name="pr3" draw:text-style-name="P8" draw:layer="layout" svg:width="17cm" svg:height="14cm" svg:x="2cm" svg:y="13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ohlgeformtheit vs. Validität</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5">Wir haben bisher nur von korrektem bzw. nicht korrektem XML gesprochen. Das kann jetzt differenziert werden:</text:span></text:p>
                <text:p text:style-name="P5"><text:span text:style-name="T5">Definition: wohlgeformt</text:span></text:p>
                <text:p text:style-name="P5"><text:span text:style-name="T5">Ein Datenobjekt ist wohlgeformt, wenn es den Regeln der XML-Syntax entspricht.</text:span></text:p>
                <text:p text:style-name="P5"><text:span text:style-name="T5">Definition: valide</text:span></text:p>
                <text:p text:style-name="P5"><text:span text:style-name="T5">Ein Datenobjekt ist valide, wenn es wohlgeformt ist und zusätzlich den Anforderungen einer Document Type Definition (DTD) oder eines Schemas entspricht.</text:span></text:p>
              </text:list-item>
              <text:list-item>
                <text:p text:style-name="P5"><text:span text:style-name="T5">Wir können also zwei Arten von Korrektheit unterscheiden: Ist ein Dokument wohlgeformt, dann ist es in Sinne der XML-Syntax korrekt. Ist ein Dokument valide, dann ist es nicht nur wohlgeformt, sondern auch korrekt im Sinne eines Schemas.</text:span></text:p>
              </text:list-item>
            </text:list>
          </draw:text-box>
        </draw:frame>
        <presentation:notes draw:style-name="dp2">
          <draw:page-thumbnail draw:style-name="gr1" draw:layer="layout" svg:width="17cm" svg:height="9.56cm" svg:x="2cm" svg:y="2.5cm" draw:page-number="7" presentation:class="page"/>
          <draw:frame presentation:style-name="pr3" draw:text-style-name="P8" draw:layer="layout" svg:width="17cm" svg:height="14cm" svg:x="2cm" svg:y="13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ohlgeformtheit vs. Validität</text:p>
          </draw:text-box>
        </draw:frame>
        <draw:frame presentation:style-name="pr5" draw:text-style-name="P9" draw:layer="layout" svg:width="25.061cm" svg:height="10.5cm" svg:x="1.397cm" svg:y="4cm" presentation:class="outline" presentation:user-transformed="true">
          <draw:text-box>
            <text:list text:style-name="L3">
              <text:list-item>
                <text:p text:style-name="P5"><text:span text:style-name="T6">&lt;person&gt;</text:span><text:span text:style-name="T5">Hektor</text:span><text:span text:style-name="T6">&lt;/Person&gt;</text:span><text:span text:style-name="T5"> ist nicht wohlgeformt. Weil Anfangs- und Endtag nicht übereinstimmen. Damit ist der Ausdruck kein XML.</text:span></text:p>
              </text:list-item>
              <text:list-item>
                <text:p text:style-name="P5"><text:span text:style-name="T7">&lt;person&gt;</text:span><text:span text:style-name="T5">Hektor</text:span><text:span text:style-name="T7">&lt;/person&gt;</text:span><text:span text:style-name="T5"> ist wohlgeformt. Damit ist der Ausdruck korrektes XML.</text:span><text:span text:style-name="T5"><text:line-break/></text:span><text:span text:style-name="T5">Ob dieser Ausdruck auch valide ist, hängt davon ab, ob es eine DTD oder ein Schema gibt, welches das Element person mit Text als möglichem Inhalt definiert.</text:span></text:p>
              </text:list-item>
              <text:list-item>
                <text:p text:style-name="P5"><text:span text:style-name="T5">Daher ist es immer sinnvoll, eine XML-Datei direkt mit einem Schema zu verknüpfen. Die Verknüpfung erfolgt mithilfe einer Processing Instruction.</text:span></text:p>
              </text:list-item>
            </text:list>
          </draw:text-box>
        </draw:frame>
        <presentation:notes draw:style-name="dp2">
          <draw:page-thumbnail draw:style-name="gr1" draw:layer="layout" svg:width="17cm" svg:height="9.56cm" svg:x="2cm" svg:y="2.5cm" draw:page-number="8" presentation:class="page"/>
          <draw:frame presentation:style-name="pr3" draw:text-style-name="P8" draw:layer="layout" svg:width="17cm" svg:height="14cm" svg:x="2cm" svg:y="13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rocessing Instructions</text:p>
          </draw:text-box>
        </draw:frame>
        <draw:frame presentation:style-name="pr5" draw:text-style-name="P9" draw:layer="layout" svg:width="25.061cm" svg:height="11cm" svg:x="1.397cm" svg:y="4cm" presentation:class="outline" presentation:user-transformed="true">
          <draw:text-box>
            <text:list text:style-name="L3">
              <text:list-item>
                <text:p text:style-name="P5"><text:span text:style-name="T5">Processing Instructions geben einem XML-Prozessor Anweisungen, wie mit einem XML-Dokument umgegangen werden soll.</text:span></text:p>
              </text:list-item>
              <text:list-item>
                <text:p text:style-name="P5"><text:span text:style-name="T5">Die beiden häufigsten Anwendungen sind die Verknüpfung eines XML-Dokuments mit einem Schema oder mit einem Stylesheet.</text:span></text:p>
              </text:list-item>
              <text:list-item>
                <text:p text:style-name="P5"><text:span text:style-name="T5">Eine Processing Instruction besteht aus:</text:span></text:p>
                <text:p text:style-name="P5"><text:span text:style-name="T6">&lt;?</text:span><text:span text:style-name="T5"> + Name der Instruction + die Instruction selbst <text:s/>+ </text:span><text:span text:style-name="T6">?&gt;</text:span></text:p>
              </text:list-item>
              <text:list-item>
                <text:p text:style-name="P10"><text:span text:style-name="T4">Wichtige Beispiele:</text:span><text:span text:style-name="T8"><text:line-break/></text:span><text:span text:style-name="T4">&lt;?xml-stylesheet type="text/css" href="style.css"?&gt;</text:span><text:span text:style-name="T4"><text:tab/></text:span><text:span text:style-name="T4">[Link zu einer CSS-Datei]</text:span><text:span text:style-name="T4"><text:line-break/></text:span><text:span text:style-name="T4">&lt;?xml-stylesheet type="text/xsl" href="style.xsl"?&gt; <text:s text:c="2"/></text:span><text:span text:style-name="T4"><text:tab/></text:span><text:span text:style-name="T4">[Link zu einer XSL-Datei]</text:span><text:span text:style-name="T4"><text:line-break/></text:span><text:span text:style-name="T5">&lt;?xml-model href="</text:span><text:span text:style-name="T5"><text:a xlink:href="http://www.tei-c.org/.../schema/relaxng/tei_all.rng" xlink:type="simple">http://www.tei-c.org/.../schema/relaxng/tei_all.rng</text:a></text:span><text:span text:style-name="T5">"</text:span><text:span text:style-name="T5"><text:line-break/></text:span><text:span text:style-name="T5"> <text:s text:c="21"/>type="application/xml"?&gt;</text:span><text:span text:style-name="T5"><text:tab/></text:span><text:span text:style-name="T5"><text:tab/></text:span><text:span text:style-name="T5"><text:tab/></text:span><text:span text:style-name="T5"><text:tab/></text:span><text:span text:style-name="T5">[Link zu einem RNG-Schema]</text:span></text:p>
              </text:list-item>
            </text:list>
          </draw:text-box>
        </draw:frame>
        <presentation:notes draw:style-name="dp2">
          <draw:page-thumbnail draw:style-name="gr1" draw:layer="layout" svg:width="17cm" svg:height="9.56cm" svg:x="2cm" svg:y="2.5cm" draw:page-number="9" presentation:class="page"/>
          <draw:frame presentation:style-name="pr3" draw:text-style-name="P8" draw:layer="layout" svg:width="17cm" svg:height="14cm" svg:x="2cm" svg:y="13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Übung 1: Processing Instructions</text:p>
          </draw:text-box>
        </draw:frame>
        <draw:frame presentation:style-name="pr5" draw:text-style-name="P9" draw:layer="layout" svg:width="25.061cm" svg:height="11cm" svg:x="1.397cm" svg:y="4cm" presentation:class="outline" presentation:user-transformed="true">
          <draw:text-box>
            <text:list text:style-name="L3">
              <text:list-item>
                <text:p text:style-name="P5"><text:span text:style-name="T4">Öffnen den Kurs auf GitHub und laden Sie die Dateien hektor.xml, hektor.css und hektor.xsd herunter.</text:span></text:p>
              </text:list-item>
              <text:list-item>
                <text:p text:style-name="P5"><text:span text:style-name="T4">Öffnen Sie die Datei hektor.xml mit Ihrem Browser.</text:span></text:p>
              </text:list-item>
              <text:list-item>
                <text:p text:style-name="P5"><text:span text:style-name="T4">Fügen Sie die folgende Processing Instruction hinzu und aktualisieren Sie Ihren Browser:</text:span><text:span text:style-name="T4"><text:line-break/></text:span><text:span text:style-name="T4">&lt;?xml-stylesheet type="text/css" href="hektor.css"?&gt;</text:span></text:p>
              </text:list-item>
              <text:list-item>
                <text:p text:style-name="P5"><text:span text:style-name="T4">Öffnen Sie die Datei hektor.xml mit dem Oxygen und drücken Sie auf Validieren.</text:span></text:p>
              </text:list-item>
              <text:list-item>
                <text:p text:style-name="P5"><text:span text:style-name="T4">Fügen Sie die folgende Processing Instruction hinzu und drücken Sie erneut auf Validieren:</text:span><text:span text:style-name="T4"><text:line-break/></text:span><text:span text:style-name="T4">&lt;?xml-model type="application/xml" href="hektor.xsd"&gt;</text:span></text:p>
              </text:list-item>
            </text:list>
          </draw:text-box>
        </draw:frame>
        <presentation:notes draw:style-name="dp2">
          <draw:page-thumbnail draw:style-name="gr1" draw:layer="layout" svg:width="17cm" svg:height="9.56cm" svg:x="2cm" svg:y="2.5cm" draw:page-number="10" presentation:class="page"/>
          <draw:frame presentation:style-name="pr3" draw:text-style-name="P8" draw:layer="layout" svg:width="17cm" svg:height="14cm" svg:x="2cm" svg:y="13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4" draw:layer="layout" svg:width="25cm" svg:height="2.75cm" svg:x="1.5cm" svg:y="0.25cm" presentation:class="title" presentation:user-transformed="true">
          <draw:text-box>
            <text:p>Der komplette Kurs auf GitHub</text:p>
          </draw:text-box>
        </draw:frame>
        <draw:frame presentation:style-name="pr6" draw:text-style-name="P11" draw:layer="layout" svg:width="25cm" svg:height="9.75cm" svg:x="1.5cm" svg:y="4cm" presentation:class="outline" presentation:user-transformed="true">
          <draw:text-box>
            <text:list text:style-name="L4">
              <text:list-header>
                <text:p><text:span text:style-name="T9"/></text:p>
                <text:p><text:span text:style-name="T9"/></text:p>
                <text:p><text:span text:style-name="T9"><text:a xlink:href="https://github.com/ChristianSonderUniSG/xml-kurs" xlink:type="simple">https://github.com/ChristianSonderUniSG/xml-kurs</text:a></text:span></text:p>
              </text:list-header>
            </text:list>
            <text:p/>
            <text:list text:continue-numbering="true" text:style-name="L4">
              <text:list-header>
                <text:p><text:span text:style-name="T9">Dort finden Sie alle Folien, Übungsaufgaben, Hausaufgaben</text:span></text:p>
                <text:p><text:span text:style-name="T9">und weitere Materialien.</text:span></text:p>
              </text:list-header>
            </text:list>
          </draw:text-box>
        </draw:frame>
        <presentation:notes draw:style-name="dp2">
          <draw:page-thumbnail draw:style-name="gr1" draw:layer="layout" svg:width="17cm" svg:height="9.56cm" svg:x="2cm" svg:y="2.5cm" draw:page-number="11"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tinus Sans" svg:font-family="'Libertinus Sans'" style:font-family-generic="swiss" style:font-pitch="variable"/>
    <style:font-face style:name="Libertinus Serif" svg:font-family="'Libertinus Serif'"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Regular" svg:font-family="'Noto Sans Regular'" style:font-family-generic="system" style:font-pitch="variable"/>
    <style:font-face style:name="PingFang SC" svg:font-family="'PingFang SC'" style:font-family-generic="system" style:font-pitch="variable"/>
    <style:font-face style:name="Source Sans Pro" svg:font-family="'Source Sans Pro'" style:font-pitch="variable"/>
    <style:font-face style:name="Source Sans Pro Black" svg:font-family="'Source Sans Pro Black'" style:font-family-generic="swiss" style:font-pitch="variable"/>
    <style:font-face style:name="Source Sans Pro1" svg:font-family="'Source Sans Pro'" style:font-family-generic="roman" style:font-pitch="variable"/>
    <style:font-face style:name="Source Sans Pro2" svg:font-family="'Source Sans Pro'"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Regular" fo:font-size="24pt" fo:language="de" fo:country="DE" style:font-name-asian="Noto Sans CJK JP:palt" style:font-size-asian="24pt" style:language-asian="zh" style:country-asian="CN" style:font-name-complex="Noto Sans Regular"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Source Sans Pro1" fo:font-family="'Source Sans Pro'"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Source Sans Pro1" fo:font-family="'Source Sans Pro'"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Source Sans Pro" fo:font-family="'Source Sans Pro'"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family-generic="swiss"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Libertinus Serif" fo:font-family="'Libertinus Serif'" style:font-family-generic="roman"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Libertinus Serif" fo:font-family="'Libertinus Serif'" style:font-family-generic="roman"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style:font-name="Libertinus Serif" fo:font-family="'Libertinus Serif'" style:font-family-generic="roman" style:font-pitch="variable"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style:font-name="Libertinus Serif" fo:font-family="'Libertinus Serif'" style:font-family-generic="roman" style:font-pitch="variable"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style:font-name="Libertinus Serif" fo:font-family="'Libertinus Serif'" style:font-family-generic="roman" style:font-pitch="variable" fo:font-size="15pt"/>
    </style:style>
    <style:style style:name="Midnightblue-outline6" style:family="presentation" style:parent-style-name="Midnightblue-outline5">
      <style:paragraph-properties fo:margin-left="0cm" fo:margin-right="0cm" fo:margin-top="0cm" fo:margin-bottom="0.075cm" fo:text-indent="0cm"/>
      <style:text-properties style:font-name="Libertinus Serif" fo:font-family="'Libertinus Serif'" style:font-family-generic="roman" style:font-pitch="variable" fo:font-size="15pt"/>
    </style:style>
    <style:style style:name="Midnightblue-outline7" style:family="presentation" style:parent-style-name="Midnightblue-outline6">
      <style:paragraph-properties fo:margin-left="0cm" fo:margin-right="0cm" fo:margin-top="0cm" fo:margin-bottom="0.075cm" fo:text-indent="0cm"/>
      <style:text-properties style:font-name="Libertinus Serif" fo:font-family="'Libertinus Serif'" style:font-family-generic="roman" style:font-pitch="variable"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2"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Libertinus Sans" fo:font-family="'Libertinus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ecf0f1"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fill="solid" draw:fill-color="#2c3e50" fo:min-height="0.55cm" fo:min-width="27.8cm" style:protect="position size" loext:decorative="false"/>
    </style:style>
    <style:style style:name="Mgr4" style:family="graphic" style:parent-style-name="standard">
      <style:graphic-properties draw:fill="solid" draw:fill-color="#2c3e50" fo:min-height="3.175cm" fo:min-width="27.8cm" loext:decorative="false"/>
    </style:style>
    <style:style style:name="Mpr1" style:family="presentation" style:parent-style-name="Midnightblue-title">
      <style:graphic-properties draw:auto-grow-height="false" fo:min-height="0.101cm" loext:decorative="false"/>
      <style:paragraph-properties style:writing-mode="lr-tb"/>
    </style:style>
    <style:style style:name="Mpr2" style:family="presentation" style:parent-style-name="Midnightblue-backgroundobjects">
      <style:graphic-properties draw:stroke="none" draw:fill="non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6"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style:paragraph-properties fo:text-align="start" style:writing-mode="lr-tb"/>
    </style:style>
    <style:style style:name="MP7" style:family="paragraph">
      <loext:graphic-properties draw:fill="none"/>
      <style:paragraph-properties fo:text-align="start"/>
    </style:style>
    <style:style style:name="MP8" style:family="paragraph">
      <style:paragraph-properties fo:text-align="center" style:writing-mode="lr-tb"/>
    </style:style>
    <style:style style:name="MP9" style:family="paragraph">
      <style:paragraph-properties style:writing-mode="lr-tb"/>
      <style:text-properties style:use-window-font-color="true" loext:opacity="0%" fo:font-size="14pt" style:font-size-asian="14pt" style:font-size-complex="14pt"/>
    </style:style>
    <style:style style:name="MP10" style:family="paragraph">
      <loext:graphic-properties draw:fill="none" draw:fill-color="#ffffff"/>
      <style:text-properties style:use-window-font-color="true" loext:opacity="0%" fo:font-size="14pt" style:font-size-asian="14pt" style:font-size-complex="14pt"/>
    </style:style>
    <style:style style:name="MP11" style:family="paragraph">
      <style:paragraph-properties fo:text-align="end"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fo:text-align="end"/>
      <style:text-properties style:use-window-font-color="true" loext:opacity="0%" fo:font-size="14pt" style:font-size-asian="14pt" style:font-size-complex="14pt"/>
    </style:style>
    <style:style style:name="MP13" style:family="paragraph">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pr1" draw:layer="backgroundobjects" svg:width="26cm" svg:height="1.997cm" svg:x="1cm" svg:y="0.627cm" presentation:class="title">
        <draw:text-box>
          <text:p>Click to edit the title text format</text:p>
        </draw:text-box>
      </draw:frame>
      <draw:frame presentation:style-name="Mpr2" draw:text-style-name="MP7" draw:layer="backgroundobjects" svg:width="8cm" svg:height="0.75cm" svg:x="1cm" svg:y="15cm" presentation:class="date-time">
        <draw:text-box>
          <text:p text:style-name="MP6"><presentation:date-time/></text:p>
        </draw:text-box>
      </draw:frame>
      <draw:frame presentation:style-name="Mpr2" draw:text-style-name="MP7" draw:layer="backgroundobjects" svg:width="9cm" svg:height="0.75cm" svg:x="9.5cm" svg:y="15cm" presentation:class="footer">
        <draw:text-box>
          <text:p text:style-name="MP8"><presentation:footer/></text:p>
        </draw:text-box>
      </draw:frame>
      <draw:frame presentation:style-name="Midnightblue-outline1" draw:layer="backgroundobjects" svg:width="25.199cm" svg:height="9.134cm" svg:x="1.4cm" svg:y="3.685cm" presentation:class="outline" presentation:placeholder="true">
        <draw:text-box/>
      </draw:frame>
      <presentation:notes style:page-layout-name="PM2">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0" draw:layer="backgroundobjects" svg:width="9.113cm" svg:height="1.484cm" svg:x="0cm" svg:y="0cm" presentation:class="header">
          <draw:text-box>
            <text:p text:style-name="MP9"><text:span text:style-name="MT2"><presentation:header/></text:span></text:p>
          </draw:text-box>
        </draw:frame>
        <draw:frame presentation:style-name="Mpr3" draw:text-style-name="MP12" draw:layer="backgroundobjects" svg:width="9.113cm" svg:height="1.484cm" svg:x="11.886cm" svg:y="0cm" presentation:class="date-time">
          <draw:text-box>
            <text:p text:style-name="MP11"><text:span text:style-name="MT2"><presentation:date-time/></text:span></text:p>
          </draw:text-box>
        </draw:frame>
        <draw:frame presentation:style-name="Mpr4" draw:text-style-name="MP10" draw:layer="backgroundobjects" svg:width="9.113cm" svg:height="1.484cm" svg:x="0cm" svg:y="28.215cm" presentation:class="footer">
          <draw:text-box>
            <text:p text:style-name="MP9"><text:span text:style-name="MT2"><presentation:footer/></text:span></text:p>
          </draw:text-box>
        </draw:frame>
        <draw:frame presentation:style-name="Mpr4"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5" draw:text-style-name="MP2" draw:layer="backgroundobjects" svg:width="6.523cm" svg:height="1.085cm" svg:x="1.4cm" svg:y="14.348cm" presentation:class="date-time">
        <draw:text-box>
          <text:p text:style-name="MP13"><text:span text:style-name="MT1"><presentation:date-time/></text:span></text:p>
        </draw:text-box>
      </draw:frame>
      <draw:frame presentation:style-name="Mpr5" draw:text-style-name="MP15" draw:layer="backgroundobjects" svg:width="8.875cm" svg:height="1.085cm" svg:x="9.576cm" svg:y="14.348cm" presentation:class="footer">
        <draw:text-box>
          <text:p text:style-name="MP14"><text:span text:style-name="MT1"><presentation:footer/></text:span></text:p>
        </draw:text-box>
      </draw:frame>
      <draw:frame presentation:style-name="Mpr5" draw:text-style-name="MP4" draw:layer="backgroundobjects" svg:width="6.523cm" svg:height="1.085cm" svg:x="20.076cm" svg:y="14.348cm" presentation:class="page-number">
        <draw:text-box>
          <text:p text:style-name="MP16"><text:span text:style-name="MT1"><text:page-number>&lt;number&gt;</text:page-number></text:span></text:p>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3"><text:span text:style-name="MT1"><presentation:header/></text:span></text:p>
          </draw:text-box>
        </draw:frame>
        <draw:frame presentation:style-name="Mpr6" draw:text-style-name="MP4" draw:layer="backgroundobjects" svg:width="9.113cm" svg:height="1.484cm" svg:x="11.886cm" svg:y="0cm" presentation:class="date-time">
          <draw:text-box>
            <text:p text:style-name="MP16"><text:span text:style-name="MT1"><presentation:date-time/></text:span></text:p>
          </draw:text-box>
        </draw:frame>
        <draw:frame presentation:style-name="Mpr7" draw:text-style-name="MP2" draw:layer="backgroundobjects" svg:width="9.113cm" svg:height="1.484cm" svg:x="0cm" svg:y="28.215cm" presentation:class="footer">
          <draw:text-box>
            <text:p text:style-name="MP13"><text:span text:style-name="MT1"><presentation:footer/></text:span></text:p>
          </draw:text-box>
        </draw:frame>
        <draw:frame presentation:style-name="Mpr7" draw:text-style-name="MP4" draw:layer="backgroundobjects" svg:width="9.113cm" svg:height="1.484cm" svg:x="11.886cm" svg:y="28.215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6:48:34.893569490</meta:creation-date>
    <meta:editing-duration>P1DT21H19M20S</meta:editing-duration>
    <meta:editing-cycles>89</meta:editing-cycles>
    <meta:generator>LibreOffice/24.8.1.2$MacOSX_X86_64 LibreOffice_project/87fa9aec1a63e70835390b81c40bb8993f1d4ff6</meta:generator>
    <dc:title>XML-Kurs Sitzung 2</dc:title>
    <meta:initial-creator>Christian Sonder</meta:initial-creator>
    <dc:date>2024-10-25T17:05:30.271859167</dc:date>
    <dc:creator>Christian Sonder</dc:creator>
    <meta:print-date>2024-10-10T11:19:03.107367505</meta:print-date>
    <meta:printed-by>PDF files: Christian Sonder</meta:printed-by>
    <dc:contributor>Christian Sonder</dc:contributor>
    <meta:document-statistic meta:object-count="74"/>
  </office:meta>
</office:document-meta>
</file>